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18.74pt"/>
    </style:style>
    <style:style style:name="co6" style:family="table-column">
      <style:table-column-properties fo:break-before="auto" style:column-width="87.5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93.06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75pt"/>
    </style:style>
    <style:style style:name="co13" style:family="table-column">
      <style:table-column-properties fo:break-before="auto" style:column-width="115.3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arz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Januar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Januar.A1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Januar.A1"/>
    </style:style>
    <style:style style:name="ce5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Januar.A1"/>
    </style:style>
    <style:style style:name="ce6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Januar.A1"/>
    </style:style>
    <style:style style:name="ce7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Januar.A1"/>
    </style:style>
    <style:style style:name="ce8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6" style:base-cell-address="Januar.A1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Januar.A1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6" style:base-cell-address="Januar.A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Februar.A1"/>
    </style:style>
    <style:style style:name="ce14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Februar.A1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6" style:base-cell-address="Februar.A1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Februar.A1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6" style:base-cell-address="Februar.A1"/>
    </style:style>
    <style:style style:name="ce18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Marz.A1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Marz.A1"/>
    </style:style>
    <style:style style:name="ce21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Marz.A1"/>
    </style:style>
    <style:style style:name="ce22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Marz.A1"/>
    </style:style>
    <style:style style:name="ce24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6" style:base-cell-address="Marz.A1"/>
    </style:style>
    <style:style style:name="ce2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6" style:base-cell-address="Marz.A1"/>
    </style:style>
    <style:style style:name="ce2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6" style:base-cell-address="Marz.A1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TIMEVALUE(TEXT([.E2]; &quot;hh:mm:ss&quot;))=[.E2]; AND(ISNUMBER([.E2]); LEFT(CELL(&quot;format&quot;; [.E2]))=&quot;D&quot;)),0)" table:allow-empty-cell="true" table:base-cell-address="Januar.E2"/>
        <table:content-validation table:name="val2" table:condition="of: and cell-content-is-between(AND(ISNUMBER([.F2]);(NOT(OR(NOT(ISERROR(DATEVALUE([.F2]))); AND(ISNUMBER([.F2]); LEFT(CELL(&quot;format&quot;; [.F2]))=&quot;D&quot;))))),0)" table:allow-empty-cell="true" table:base-cell-address="Januar.F2"/>
        <table:content-validation table:name="val3" table:condition="of: and cell-content-is-between(OR(TIMEVALUE(TEXT([.B2]; &quot;hh:mm:ss&quot;))=[.B2]; AND(ISNUMBER([.B2]); LEFT(CELL(&quot;format&quot;; [.B2]))=&quot;D&quot;)),0)" table:allow-empty-cell="true" table:base-cell-address="Marz.B2"/>
        <table:content-validation table:name="val4" table:condition="of: and cell-content-is-between(AND(ISNUMBER([.F2]);(NOT(OR(NOT(ISERROR(DATEVALUE([.F2]))); AND(ISNUMBER([.F2]); LEFT(CELL(&quot;format&quot;; [.F2]))=&quot;D&quot;))))),0)" table:allow-empty-cell="true" table:base-cell-address="Marz.F2"/>
      </table:content-validations>
      <table:table table:name="Janu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ginn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Stunden Decimal</text:p>
          </table:table-cell>
          <table:table-cell table:style-name="ce1" office:value-type="string" calcext:value-type="string">
            <text:p>Verdienst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1</text:p>
          </table:table-cell>
          <table:table-cell table:style-name="ce2" office:value-type="string" calcext:value-type="string">
            <text:p>08:20:00</text:p>
          </table:table-cell>
          <table:table-cell table:style-name="ce2" office:value-type="string" calcext:value-type="string">
            <text:p>18:15:00</text:p>
          </table:table-cell>
          <table:table-cell table:style-name="ce2" office:value-type="string" calcext:value-type="string">
            <text:p>03:00:00</text:p>
          </table:table-cell>
          <table:table-cell table:style-name="ce4" table:content-validation-name="val1" table:formula="of:=[.C2]-[.B2]-[.D2]" office:value-type="time" office:time-value="PT06H55M00S" calcext:value-type="time">
            <text:p>06:55:00 AM</text:p>
          </table:table-cell>
          <table:table-cell table:style-name="ce9" table:content-validation-name="val2" table:formula="of:=[.E2]*24" office:value-type="float" office:value="6.916666667" calcext:value-type="float">
            <text:p>6.916666667</text:p>
          </table:table-cell>
          <table:table-cell table:style-name="ce11" table:content-validation-name="val2" table:formula="of:=[.F2]*[.$J$2]" office:value-type="float" office:value="100.2916667" calcext:value-type="float">
            <text:p>100.2916667</text:p>
          </table:table-cell>
          <table:table-cell/>
          <table:table-cell table:style-name="ce3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2</text:p>
          </table:table-cell>
          <table:table-cell table:style-name="ce3" table:number-columns-repeated="3"/>
          <table:table-cell table:style-name="ce5" table:content-validation-name="val1" table:formula="of:=[.C3]-[.B3]-[.D3]" office:value-type="time" office:time-value="PT00H00M00S" calcext:value-type="time">
            <text:p>12:00:00 AM</text:p>
          </table:table-cell>
          <table:table-cell table:style-name="ce3" table:content-validation-name="val2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3</text:p>
          </table:table-cell>
          <table:table-cell table:style-name="ce3" table:number-columns-repeated="3"/>
          <table:table-cell table:style-name="ce5" table:content-validation-name="val1" table:formula="of:=[.C4]-[.B4]-[.D4]" office:value-type="time" office:time-value="PT00H00M00S" calcext:value-type="time">
            <text:p>12:00:00 AM</text:p>
          </table:table-cell>
          <table:table-cell table:style-name="ce3" table:content-validation-name="val2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4</text:p>
          </table:table-cell>
          <table:table-cell table:style-name="ce2" office:value-type="string" calcext:value-type="string">
            <text:p>08:20:00</text:p>
          </table:table-cell>
          <table:table-cell table:style-name="ce2" office:value-type="string" calcext:value-type="string">
            <text:p>18:15:00</text:p>
          </table:table-cell>
          <table:table-cell table:style-name="ce2" office:value-type="string" calcext:value-type="string">
            <text:p>03:00:00</text:p>
          </table:table-cell>
          <table:table-cell table:style-name="ce5" table:content-validation-name="val1" table:formula="of:=[.C5]-[.B5]-[.D5]" office:value-type="time" office:time-value="PT06H55M00S" calcext:value-type="time">
            <text:p>06:55:00 AM</text:p>
          </table:table-cell>
          <table:table-cell table:style-name="ce9" table:content-validation-name="val2" table:formula="of:=[.E5]*24" office:value-type="float" office:value="6.91666666666667" calcext:value-type="float">
            <text:p>6.91666666666667</text:p>
          </table:table-cell>
          <table:table-cell table:style-name="ce11" table:content-validation-name="val2" table:formula="of:=[.F5]*[.$J$2]" office:value-type="float" office:value="100.291666666667" calcext:value-type="float">
            <text:p>100.291666666667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5</text:p>
          </table:table-cell>
          <table:table-cell table:style-name="ce2" office:value-type="string" calcext:value-type="string">
            <text:p>08:45:00</text:p>
          </table:table-cell>
          <table:table-cell table:style-name="ce2" office:value-type="string" calcext:value-type="string">
            <text:p>19:15:00</text:p>
          </table:table-cell>
          <table:table-cell table:style-name="ce2" office:value-type="string" calcext:value-type="string">
            <text:p>00:15:00</text:p>
          </table:table-cell>
          <table:table-cell table:style-name="ce4" table:content-validation-name="val1" table:formula="of:=[.C6]-[.B6]-[.D6]" office:value-type="time" office:time-value="PT10H15M00S" calcext:value-type="time">
            <text:p>10:15:00 AM</text:p>
          </table:table-cell>
          <table:table-cell table:style-name="ce9" table:content-validation-name="val2" table:formula="of:=[.E6]*24" office:value-type="float" office:value="10.25" calcext:value-type="float">
            <text:p>10.25</text:p>
          </table:table-cell>
          <table:table-cell table:style-name="ce11" table:content-validation-name="val2" table:formula="of:=[.F6]*[.$J$2]" office:value-type="float" office:value="148.625" calcext:value-type="float">
            <text:p>148.625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6</text:p>
          </table:table-cell>
          <table:table-cell table:style-name="ce2" office:value-type="string" calcext:value-type="string">
            <text:p>08:45:00</text:p>
          </table:table-cell>
          <table:table-cell table:style-name="ce2" office:value-type="string" calcext:value-type="string">
            <text:p>17:00:00</text:p>
          </table:table-cell>
          <table:table-cell table:style-name="ce2" office:value-type="string" calcext:value-type="string">
            <text:p>00:15:00</text:p>
          </table:table-cell>
          <table:table-cell table:style-name="ce4" table:content-validation-name="val1" table:formula="of:=[.C7]-[.B7]-[.D7]" office:value-type="time" office:time-value="PT08H00M00S" calcext:value-type="time">
            <text:p>08:00:00 AM</text:p>
          </table:table-cell>
          <table:table-cell table:style-name="ce9" table:content-validation-name="val2" table:formula="of:=[.E7]*24" office:value-type="float" office:value="8" calcext:value-type="float">
            <text:p>8</text:p>
          </table:table-cell>
          <table:table-cell table:style-name="ce11" table:content-validation-name="val2" table:formula="of:=[.F7]*[.$J$2]" office:value-type="float" office:value="116" calcext:value-type="float">
            <text:p>116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7</text:p>
          </table:table-cell>
          <table:table-cell table:style-name="ce2" table:number-columns-repeated="3"/>
          <table:table-cell table:style-name="ce5" table:content-validation-name="val1" table:formula="of:=[.C8]-[.B8]-[.D8]" office:value-type="time" office:time-value="PT00H00M00S" calcext:value-type="time">
            <text:p>12:00:00 AM</text:p>
          </table:table-cell>
          <table:table-cell table:style-name="ce9" table:content-validation-name="val2" table:formula="of:=[.E8]*24" office:value-type="float" office:value="0" calcext:value-type="float">
            <text:p>0</text:p>
          </table:table-cell>
          <table:table-cell table:style-name="ce11" table:content-validation-name="val2" table:formula="of:=[.F8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8</text:p>
          </table:table-cell>
          <table:table-cell table:style-name="ce2" table:number-columns-repeated="3"/>
          <table:table-cell table:style-name="ce6" table:content-validation-name="val1" table:formula="of:=[.C9]-[.B9]-[.D9]" office:value-type="time" office:time-value="PT00H00M00S" calcext:value-type="time">
            <text:p>12:00:00 AM</text:p>
          </table:table-cell>
          <table:table-cell table:style-name="ce9" table:content-validation-name="val2" table:formula="of:=[.E9]*24" office:value-type="float" office:value="0" calcext:value-type="float">
            <text:p>0</text:p>
          </table:table-cell>
          <table:table-cell table:style-name="ce11" table:content-validation-name="val2" table:formula="of:=[.F9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09</text:p>
          </table:table-cell>
          <table:table-cell table:style-name="ce2" table:number-columns-repeated="3"/>
          <table:table-cell table:style-name="ce7" table:content-validation-name="val1" table:formula="of:=[.C10]-[.B10]-[.D10]" office:value-type="time" office:time-value="PT00H00M00S" calcext:value-type="time">
            <text:p>12:00:00 AM</text:p>
          </table:table-cell>
          <table:table-cell table:style-name="ce9" table:content-validation-name="val2" table:formula="of:=[.E10]*24" office:value-type="float" office:value="0" calcext:value-type="float">
            <text:p>0</text:p>
          </table:table-cell>
          <table:table-cell table:style-name="ce11" table:content-validation-name="val2" table:formula="of:=[.F10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0</text:p>
          </table:table-cell>
          <table:table-cell table:style-name="ce2" table:number-columns-repeated="3"/>
          <table:table-cell table:style-name="ce7" table:content-validation-name="val1" table:formula="of:=[.C11]-[.B11]-[.D11]" office:value-type="time" office:time-value="PT00H00M00S" calcext:value-type="time">
            <text:p>12:00:00 AM</text:p>
          </table:table-cell>
          <table:table-cell table:style-name="ce9" table:content-validation-name="val2" table:formula="of:=[.E11]*24" office:value-type="float" office:value="0" calcext:value-type="float">
            <text:p>0</text:p>
          </table:table-cell>
          <table:table-cell table:style-name="ce11" table:content-validation-name="val2" table:formula="of:=[.F11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1</text:p>
          </table:table-cell>
          <table:table-cell table:style-name="ce2" table:number-columns-repeated="3"/>
          <table:table-cell table:style-name="ce7" table:content-validation-name="val1" table:formula="of:=[.C12]-[.B12]-[.D12]" office:value-type="time" office:time-value="PT00H00M00S" calcext:value-type="time">
            <text:p>12:00:00 AM</text:p>
          </table:table-cell>
          <table:table-cell table:style-name="ce9" table:content-validation-name="val2" table:formula="of:=[.E12]*24" office:value-type="float" office:value="0" calcext:value-type="float">
            <text:p>0</text:p>
          </table:table-cell>
          <table:table-cell table:style-name="ce11" table:content-validation-name="val2" table:formula="of:=[.F12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2</text:p>
          </table:table-cell>
          <table:table-cell table:style-name="ce2" office:value-type="string" calcext:value-type="string">
            <text:p>08:45:00</text:p>
          </table:table-cell>
          <table:table-cell table:style-name="ce2" office:value-type="string" calcext:value-type="string">
            <text:p>17:00:00</text:p>
          </table:table-cell>
          <table:table-cell table:style-name="ce2" office:value-type="string" calcext:value-type="string">
            <text:p>00:15:00</text:p>
          </table:table-cell>
          <table:table-cell table:style-name="ce7" table:content-validation-name="val1" table:formula="of:=[.C13]-[.B13]-[.D13]" office:value-type="time" office:time-value="PT08H00M00S" calcext:value-type="time">
            <text:p>08:00:00 AM</text:p>
          </table:table-cell>
          <table:table-cell table:style-name="ce9" table:content-validation-name="val2" table:formula="of:=[.E13]*24" office:value-type="float" office:value="8" calcext:value-type="float">
            <text:p>8</text:p>
          </table:table-cell>
          <table:table-cell table:style-name="ce11" table:content-validation-name="val2" table:formula="of:=[.F13]*[.$J$2]" office:value-type="float" office:value="116" calcext:value-type="float">
            <text:p>116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3</text:p>
          </table:table-cell>
          <table:table-cell table:style-name="ce2" table:number-columns-repeated="3"/>
          <table:table-cell table:style-name="ce7" table:content-validation-name="val1" table:formula="of:=[.C14]-[.B14]-[.D14]" office:value-type="time" office:time-value="PT00H00M00S" calcext:value-type="time">
            <text:p>12:00:00 AM</text:p>
          </table:table-cell>
          <table:table-cell table:style-name="ce9" table:content-validation-name="val2" table:formula="of:=[.E14]*24" office:value-type="float" office:value="0" calcext:value-type="float">
            <text:p>0</text:p>
          </table:table-cell>
          <table:table-cell table:style-name="ce11" table:content-validation-name="val2" table:formula="of:=[.F14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4</text:p>
          </table:table-cell>
          <table:table-cell table:style-name="ce2" table:number-columns-repeated="3"/>
          <table:table-cell table:style-name="ce7" table:content-validation-name="val1" table:formula="of:=[.C15]-[.B15]-[.D15]" office:value-type="time" office:time-value="PT00H00M00S" calcext:value-type="time">
            <text:p>12:00:00 AM</text:p>
          </table:table-cell>
          <table:table-cell table:style-name="ce9" table:content-validation-name="val2" table:formula="of:=[.E15]*24" office:value-type="float" office:value="0" calcext:value-type="float">
            <text:p>0</text:p>
          </table:table-cell>
          <table:table-cell table:style-name="ce11" table:content-validation-name="val2" table:formula="of:=[.F15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5</text:p>
          </table:table-cell>
          <table:table-cell table:style-name="ce2" table:number-columns-repeated="3"/>
          <table:table-cell table:style-name="ce7" table:content-validation-name="val1" table:formula="of:=[.C16]-[.B16]-[.D16]" office:value-type="time" office:time-value="PT00H00M00S" calcext:value-type="time">
            <text:p>12:00:00 AM</text:p>
          </table:table-cell>
          <table:table-cell table:style-name="ce9" table:content-validation-name="val2" table:formula="of:=[.E16]*24" office:value-type="float" office:value="0" calcext:value-type="float">
            <text:p>0</text:p>
          </table:table-cell>
          <table:table-cell table:style-name="ce11" table:content-validation-name="val2" table:formula="of:=[.F16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6</text:p>
          </table:table-cell>
          <table:table-cell table:style-name="ce2" table:number-columns-repeated="3"/>
          <table:table-cell table:style-name="ce7" table:content-validation-name="val1" table:formula="of:=[.C17]-[.B17]-[.D17]" office:value-type="time" office:time-value="PT00H00M00S" calcext:value-type="time">
            <text:p>12:00:00 AM</text:p>
          </table:table-cell>
          <table:table-cell table:style-name="ce9" table:content-validation-name="val2" table:formula="of:=[.E17]*24" office:value-type="float" office:value="0" calcext:value-type="float">
            <text:p>0</text:p>
          </table:table-cell>
          <table:table-cell table:style-name="ce11" table:content-validation-name="val2" table:formula="of:=[.F17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7</text:p>
          </table:table-cell>
          <table:table-cell table:style-name="ce2" table:number-columns-repeated="3"/>
          <table:table-cell table:style-name="ce7" table:content-validation-name="val1" table:formula="of:=[.C18]-[.B18]-[.D18]" office:value-type="time" office:time-value="PT00H00M00S" calcext:value-type="time">
            <text:p>12:00:00 AM</text:p>
          </table:table-cell>
          <table:table-cell table:style-name="ce9" table:content-validation-name="val2" table:formula="of:=[.E18]*24" office:value-type="float" office:value="0" calcext:value-type="float">
            <text:p>0</text:p>
          </table:table-cell>
          <table:table-cell table:style-name="ce11" table:content-validation-name="val2" table:formula="of:=[.F18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8</text:p>
          </table:table-cell>
          <table:table-cell table:style-name="ce2" table:number-columns-repeated="3"/>
          <table:table-cell table:style-name="ce7" table:content-validation-name="val1" table:formula="of:=[.C19]-[.B19]-[.D19]" office:value-type="time" office:time-value="PT00H00M00S" calcext:value-type="time">
            <text:p>12:00:00 AM</text:p>
          </table:table-cell>
          <table:table-cell table:style-name="ce9" table:content-validation-name="val2" table:formula="of:=[.E19]*24" office:value-type="float" office:value="0" calcext:value-type="float">
            <text:p>0</text:p>
          </table:table-cell>
          <table:table-cell table:style-name="ce11" table:content-validation-name="val2" table:formula="of:=[.F19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19</text:p>
          </table:table-cell>
          <table:table-cell table:style-name="ce2" table:number-columns-repeated="3"/>
          <table:table-cell table:style-name="ce7" table:content-validation-name="val1" table:formula="of:=[.C20]-[.B20]-[.D20]" office:value-type="time" office:time-value="PT00H00M00S" calcext:value-type="time">
            <text:p>12:00:00 AM</text:p>
          </table:table-cell>
          <table:table-cell table:style-name="ce9" table:content-validation-name="val2" table:formula="of:=[.E20]*24" office:value-type="float" office:value="0" calcext:value-type="float">
            <text:p>0</text:p>
          </table:table-cell>
          <table:table-cell table:style-name="ce11" table:content-validation-name="val2" table:formula="of:=[.F20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0</text:p>
          </table:table-cell>
          <table:table-cell table:style-name="ce2" office:value-type="string" calcext:value-type="string">
            <text:p>10:30:00</text:p>
          </table:table-cell>
          <table:table-cell table:style-name="ce2" office:value-type="string" calcext:value-type="string">
            <text:p>16:30:00</text:p>
          </table:table-cell>
          <table:table-cell table:style-name="ce2" office:value-type="string" calcext:value-type="string">
            <text:p>00:15:00</text:p>
          </table:table-cell>
          <table:table-cell table:style-name="ce7" table:content-validation-name="val1" table:formula="of:=[.C21]-[.B21]-[.D21]" office:value-type="time" office:time-value="PT05H45M00S" calcext:value-type="time">
            <text:p>05:45:00 AM</text:p>
          </table:table-cell>
          <table:table-cell table:style-name="ce9" table:content-validation-name="val2" table:formula="of:=[.E21]*24" office:value-type="float" office:value="5.75" calcext:value-type="float">
            <text:p>5.75</text:p>
          </table:table-cell>
          <table:table-cell table:style-name="ce11" table:content-validation-name="val2" table:formula="of:=[.F21]*[.$J$2]" office:value-type="float" office:value="83.375" calcext:value-type="float">
            <text:p>83.375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1</text:p>
          </table:table-cell>
          <table:table-cell table:style-name="ce2" table:number-columns-repeated="3"/>
          <table:table-cell table:style-name="ce7" table:content-validation-name="val1" table:formula="of:=[.C22]-[.B22]-[.D22]" office:value-type="time" office:time-value="PT00H00M00S" calcext:value-type="time">
            <text:p>12:00:00 AM</text:p>
          </table:table-cell>
          <table:table-cell table:style-name="ce9" table:content-validation-name="val2" table:formula="of:=[.E22]*24" office:value-type="float" office:value="0" calcext:value-type="float">
            <text:p>0</text:p>
          </table:table-cell>
          <table:table-cell table:style-name="ce11" table:content-validation-name="val2" table:formula="of:=[.F22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2</text:p>
          </table:table-cell>
          <table:table-cell table:style-name="ce2" table:number-columns-repeated="3"/>
          <table:table-cell table:style-name="ce7" table:content-validation-name="val1" table:formula="of:=[.C23]-[.B23]-[.D23]" office:value-type="time" office:time-value="PT00H00M00S" calcext:value-type="time">
            <text:p>12:00:00 AM</text:p>
          </table:table-cell>
          <table:table-cell table:style-name="ce9" table:content-validation-name="val2" table:formula="of:=[.E23]*24" office:value-type="float" office:value="0" calcext:value-type="float">
            <text:p>0</text:p>
          </table:table-cell>
          <table:table-cell table:style-name="ce11" table:content-validation-name="val2" table:formula="of:=[.F23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3</text:p>
          </table:table-cell>
          <table:table-cell table:style-name="ce2" office:value-type="string" calcext:value-type="string">
            <text:p>08:00:00</text:p>
          </table:table-cell>
          <table:table-cell table:style-name="ce2" office:value-type="string" calcext:value-type="string">
            <text:p>16:30:00</text:p>
          </table:table-cell>
          <table:table-cell table:style-name="ce2" office:value-type="string" calcext:value-type="string">
            <text:p>00:15:00</text:p>
          </table:table-cell>
          <table:table-cell table:style-name="ce7" table:content-validation-name="val1" table:formula="of:=[.C24]-[.B24]-[.D24]" office:value-type="time" office:time-value="PT08H15M00S" calcext:value-type="time">
            <text:p>08:15:00 AM</text:p>
          </table:table-cell>
          <table:table-cell table:style-name="ce9" table:content-validation-name="val2" table:formula="of:=[.E24]*24" office:value-type="float" office:value="8.25" calcext:value-type="float">
            <text:p>8.25</text:p>
          </table:table-cell>
          <table:table-cell table:style-name="ce11" table:content-validation-name="val2" table:formula="of:=[.F24]*[.$J$2]" office:value-type="float" office:value="119.625" calcext:value-type="float">
            <text:p>119.625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4</text:p>
          </table:table-cell>
          <table:table-cell table:style-name="ce2" table:number-columns-repeated="3"/>
          <table:table-cell table:style-name="ce7" table:content-validation-name="val1" table:formula="of:=[.C25]-[.B25]-[.D25]" office:value-type="time" office:time-value="PT00H00M00S" calcext:value-type="time">
            <text:p>12:00:00 AM</text:p>
          </table:table-cell>
          <table:table-cell table:style-name="ce9" table:content-validation-name="val2" table:formula="of:=[.E25]*24" office:value-type="float" office:value="0" calcext:value-type="float">
            <text:p>0</text:p>
          </table:table-cell>
          <table:table-cell table:style-name="ce11" table:content-validation-name="val2" table:formula="of:=[.F25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5</text:p>
          </table:table-cell>
          <table:table-cell table:style-name="ce2" table:number-columns-repeated="3"/>
          <table:table-cell table:style-name="ce7" table:content-validation-name="val1" table:formula="of:=[.C26]-[.B26]-[.D26]" office:value-type="time" office:time-value="PT00H00M00S" calcext:value-type="time">
            <text:p>12:00:00 AM</text:p>
          </table:table-cell>
          <table:table-cell table:style-name="ce9" table:content-validation-name="val2" table:formula="of:=[.E26]*24" office:value-type="float" office:value="0" calcext:value-type="float">
            <text:p>0</text:p>
          </table:table-cell>
          <table:table-cell table:style-name="ce11" table:content-validation-name="val2" table:formula="of:=[.F26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6</text:p>
          </table:table-cell>
          <table:table-cell table:style-name="ce2" table:number-columns-repeated="3"/>
          <table:table-cell table:style-name="ce7" table:content-validation-name="val1" table:formula="of:=[.C27]-[.B27]-[.D27]" office:value-type="time" office:time-value="PT00H00M00S" calcext:value-type="time">
            <text:p>12:00:00 AM</text:p>
          </table:table-cell>
          <table:table-cell table:style-name="ce9" table:content-validation-name="val2" table:formula="of:=[.E27]*24" office:value-type="float" office:value="0" calcext:value-type="float">
            <text:p>0</text:p>
          </table:table-cell>
          <table:table-cell table:style-name="ce11" table:content-validation-name="val2" table:formula="of:=[.F27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7</text:p>
          </table:table-cell>
          <table:table-cell table:style-name="ce2" table:number-columns-repeated="3"/>
          <table:table-cell table:style-name="ce7" table:content-validation-name="val1" table:formula="of:=[.C28]-[.B28]-[.D28]" office:value-type="time" office:time-value="PT00H00M00S" calcext:value-type="time">
            <text:p>12:00:00 AM</text:p>
          </table:table-cell>
          <table:table-cell table:style-name="ce9" table:content-validation-name="val2" table:formula="of:=[.E28]*24" office:value-type="float" office:value="0" calcext:value-type="float">
            <text:p>0</text:p>
          </table:table-cell>
          <table:table-cell table:style-name="ce11" table:content-validation-name="val2" table:formula="of:=[.F28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8</text:p>
          </table:table-cell>
          <table:table-cell table:style-name="ce2" table:number-columns-repeated="3"/>
          <table:table-cell table:style-name="ce7" table:content-validation-name="val1" table:formula="of:=[.C29]-[.B29]-[.D29]" office:value-type="time" office:time-value="PT00H00M00S" calcext:value-type="time">
            <text:p>12:00:00 AM</text:p>
          </table:table-cell>
          <table:table-cell table:style-name="ce9" table:content-validation-name="val2" table:formula="of:=[.E29]*24" office:value-type="float" office:value="0" calcext:value-type="float">
            <text:p>0</text:p>
          </table:table-cell>
          <table:table-cell table:style-name="ce11" table:content-validation-name="val2" table:formula="of:=[.F29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29</text:p>
          </table:table-cell>
          <table:table-cell table:style-name="ce2" table:number-columns-repeated="3"/>
          <table:table-cell table:style-name="ce7" table:content-validation-name="val1" table:formula="of:=[.C30]-[.B30]-[.D30]" office:value-type="time" office:time-value="PT00H00M00S" calcext:value-type="time">
            <text:p>12:00:00 AM</text:p>
          </table:table-cell>
          <table:table-cell table:style-name="ce9" table:content-validation-name="val2" table:formula="of:=[.E30]*24" office:value-type="float" office:value="0" calcext:value-type="float">
            <text:p>0</text:p>
          </table:table-cell>
          <table:table-cell table:style-name="ce11" table:content-validation-name="val2" table:formula="of:=[.F30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30</text:p>
          </table:table-cell>
          <table:table-cell table:style-name="ce2" table:number-columns-repeated="3"/>
          <table:table-cell table:style-name="ce7" table:content-validation-name="val1" table:formula="of:=[.C31]-[.B31]-[.D31]" office:value-type="time" office:time-value="PT00H00M00S" calcext:value-type="time">
            <text:p>12:00:00 AM</text:p>
          </table:table-cell>
          <table:table-cell table:style-name="ce9" table:content-validation-name="val2" table:formula="of:=[.E31]*24" office:value-type="float" office:value="0" calcext:value-type="float">
            <text:p>0</text:p>
          </table:table-cell>
          <table:table-cell table:style-name="ce11" table:content-validation-name="val2" table:formula="of:=[.F31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026-01-31</text:p>
          </table:table-cell>
          <table:table-cell table:style-name="ce2" table:number-columns-repeated="3"/>
          <table:table-cell table:style-name="ce7" table:content-validation-name="val1" table:formula="of:=[.C32]-[.B32]-[.D32]" office:value-type="time" office:time-value="PT00H00M00S" calcext:value-type="time">
            <text:p>12:00:00 AM</text:p>
          </table:table-cell>
          <table:table-cell table:style-name="ce9" table:content-validation-name="val2" table:formula="of:=[.E32]*24" office:value-type="float" office:value="0" calcext:value-type="float">
            <text:p>0</text:p>
          </table:table-cell>
          <table:table-cell table:style-name="ce11" table:content-validation-name="val2" table:formula="of:=[.F32]*[.$J$2]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umme</text:p>
          </table:table-cell>
          <table:table-cell table:style-name="ce4" table:content-validation-name="val1"/>
          <table:table-cell table:style-name="ce9" table:content-validation-name="val2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8" table:content-validation-name="val1"/>
          <table:table-cell table:style-name="ce10" table:content-validation-name="val2" table:formula="of:=SUM([.F5:.F33])" office:value-type="float" office:value="47.16666667" calcext:value-type="float">
            <text:p>47.16666667</text:p>
          </table:table-cell>
          <table:table-cell table:style-name="ce10" table:content-validation-name="val2" table:formula="of:=SUM([.G5:.G32])" office:value-type="float" office:value="683.9166667" calcext:value-type="float">
            <text:p>683.9166667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2" table:number-rows-repeated="966"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anuar.A1:Januar.G1 Januar.A2:Januar.A4 Januar.A5:Januar.D5 Januar.A6:Januar.F6 Januar.A7:Januar.D32 Januar.A33:Januar.G34 Januar.B2:Januar.F2 Januar.E3:Januar.E5 Januar.E7:Januar.E7 Januar.E8:Januar.E32 Januar.E9:Januar.E32 Januar.E9:Januar.E9 Januar.F5:Januar.F5 Januar.F7:Januar.F32">
            <calcext:condition calcext:apply-style-name="ConditionalStyle_6" calcext:value="formula-is(WEEKDAY([.$A1];2)&gt;=7)" calcext:base-cell-address="Januar.A1"/>
          </calcext:conditional-format>
          <calcext:conditional-format calcext:target-range-address="Januar.E3:Januar.E5 Januar.E8:Januar.E32">
            <calcext:condition calcext:apply-style-name="ConditionalStyle_6" calcext:value="formula-is(WEEKDAY([.$A8];2)&gt;=7)" calcext:base-cell-address="Januar.E3"/>
          </calcext:conditional-format>
        </calcext:conditional-formats>
      </table:table>
      <table:table table:name="Februar" table:style-name="ta2">
        <table:table-column table:style-name="co2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3" office:value-type="string" calcext:value-type="string">
            <text:p>Datum</text:p>
          </table:table-cell>
          <table:table-cell table:style-name="ce13" office:value-type="string" calcext:value-type="string">
            <text:p>Beginn</text:p>
          </table:table-cell>
          <table:table-cell table:style-name="ce13" office:value-type="string" calcext:value-type="string">
            <text:p>Ende</text:p>
          </table:table-cell>
          <table:table-cell table:style-name="ce13" office:value-type="string" calcext:value-type="string">
            <text:p>Pause</text:p>
          </table:table-cell>
          <table:table-cell table:style-name="ce13" office:value-type="string" calcext:value-type="string">
            <text:p>Stunden</text:p>
          </table:table-cell>
          <table:table-cell table:style-name="ce13" office:value-type="string" calcext:value-type="string">
            <text:p>Stunden Decimal</text:p>
          </table:table-cell>
          <table:table-cell table:style-name="ce13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1</text:p>
          </table:table-cell>
          <table:table-cell table:style-name="ce13" office:value-type="string" calcext:value-type="string">
            <text:p>08:20:00</text:p>
          </table:table-cell>
          <table:table-cell table:style-name="ce13" office:value-type="string" calcext:value-type="string">
            <text:p>18:15:00</text:p>
          </table:table-cell>
          <table:table-cell table:style-name="ce13" office:value-type="string" calcext:value-type="string">
            <text:p>03:00:00</text:p>
          </table:table-cell>
          <table:table-cell table:style-name="ce14" table:formula="of:=([.C2]-[.B2]-[.D2])" office:value-type="time" office:time-value="PT06H54M59.99999616S" calcext:value-type="time">
            <text:p>06:55:00 AM</text:p>
          </table:table-cell>
          <table:table-cell table:style-name="ce16" table:formula="of:=[.E2]*24" office:value-type="float" office:value="6.9166666656" calcext:value-type="float">
            <text:p>6.9</text:p>
          </table:table-cell>
          <table:table-cell table:style-name="ce18" table:formula="of:=[.F2]*[.$J$2]" office:value-type="float" office:value="100.2916666512" calcext:value-type="float">
            <text:p>100.3</text:p>
          </table:table-cell>
          <table:table-cell/>
          <table:table-cell table:style-name="ce3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2026-02-02</text:p>
          </table:table-cell>
          <table:table-cell table:style-name="ce3" table:number-columns-repeated="3"/>
          <table:table-cell table:style-name="ce14" table:formula="of:=[.C3]-[.B3]-[.D3]" office:value-type="time" office:time-value="PT00H00M00S" calcext:value-type="time">
            <text:p>12:00:00 AM</text:p>
          </table:table-cell>
          <table:table-cell table:style-name="ce16" table:formula="of:=[.E3]*24" office:value-type="float" office:value="0" calcext:value-type="float">
            <text:p>0.0</text:p>
          </table:table-cell>
          <table:table-cell table:style-name="ce18" table:formula="of:=[.F3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3</text:p>
          </table:table-cell>
          <table:table-cell table:style-name="ce3" table:number-columns-repeated="3"/>
          <table:table-cell table:style-name="ce14" table:formula="of:=[.C4]-[.B4]-[.D4]" office:value-type="time" office:time-value="PT00H00M00S" calcext:value-type="time">
            <text:p>12:00:00 AM</text:p>
          </table:table-cell>
          <table:table-cell table:style-name="ce16" table:formula="of:=[.E4]*24" office:value-type="float" office:value="0" calcext:value-type="float">
            <text:p>0.0</text:p>
          </table:table-cell>
          <table:table-cell table:style-name="ce18" table:formula="of:=[.F4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4</text:p>
          </table:table-cell>
          <table:table-cell table:style-name="ce13" office:value-type="string" calcext:value-type="string">
            <text:p>08:20:00</text:p>
          </table:table-cell>
          <table:table-cell table:style-name="ce13" office:value-type="string" calcext:value-type="string">
            <text:p>18:15:00</text:p>
          </table:table-cell>
          <table:table-cell table:style-name="ce13" office:value-type="string" calcext:value-type="string">
            <text:p>03:00:00</text:p>
          </table:table-cell>
          <table:table-cell table:style-name="ce14" table:formula="of:=[.C5]-[.B5]-[.D5]" office:value-type="time" office:time-value="PT06H55M00S" calcext:value-type="time">
            <text:p>06:55:00 AM</text:p>
          </table:table-cell>
          <table:table-cell table:style-name="ce16" table:formula="of:=[.E5]*24" office:value-type="float" office:value="6.91666666666667" calcext:value-type="float">
            <text:p>6.9</text:p>
          </table:table-cell>
          <table:table-cell table:style-name="ce18" table:formula="of:=[.F5]*[.$J$2]" office:value-type="float" office:value="100.291666666667" calcext:value-type="float">
            <text:p>100.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5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9:15:00</text:p>
          </table:table-cell>
          <table:table-cell table:style-name="ce13" office:value-type="string" calcext:value-type="string">
            <text:p>00:15:00</text:p>
          </table:table-cell>
          <table:table-cell table:style-name="ce14" table:formula="of:=[.C6]-[.B6]-[.D6]" office:value-type="time" office:time-value="PT10H15M00S" calcext:value-type="time">
            <text:p>10:15:00 AM</text:p>
          </table:table-cell>
          <table:table-cell table:style-name="ce16" table:formula="of:=[.E6]*24" office:value-type="float" office:value="10.25" calcext:value-type="float">
            <text:p>10.3</text:p>
          </table:table-cell>
          <table:table-cell table:style-name="ce18" table:formula="of:=[.F6]*[.$J$2]" office:value-type="float" office:value="148.625" calcext:value-type="float">
            <text:p>148.6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6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7:00:00</text:p>
          </table:table-cell>
          <table:table-cell table:style-name="ce13" office:value-type="string" calcext:value-type="string">
            <text:p>00:15:00</text:p>
          </table:table-cell>
          <table:table-cell table:style-name="ce14" table:formula="of:=[.C7]-[.B7]-[.D7]" office:value-type="time" office:time-value="PT08H00M00S" calcext:value-type="time">
            <text:p>08:00:00 AM</text:p>
          </table:table-cell>
          <table:table-cell table:style-name="ce16" table:formula="of:=[.E7]*24" office:value-type="float" office:value="8" calcext:value-type="float">
            <text:p>8.0</text:p>
          </table:table-cell>
          <table:table-cell table:style-name="ce18" table:formula="of:=[.F7]*[.$J$2]" office:value-type="float" office:value="116" calcext:value-type="float">
            <text:p>116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7</text:p>
          </table:table-cell>
          <table:table-cell table:style-name="ce13" table:number-columns-repeated="3"/>
          <table:table-cell table:style-name="ce14" table:formula="of:=[.C8]-[.B8]-[.D8]" office:value-type="time" office:time-value="PT00H00M00S" calcext:value-type="time">
            <text:p>12:00:00 AM</text:p>
          </table:table-cell>
          <table:table-cell table:style-name="ce16" table:formula="of:=[.E8]*24" office:value-type="float" office:value="0" calcext:value-type="float">
            <text:p>0.0</text:p>
          </table:table-cell>
          <table:table-cell table:style-name="ce18" table:formula="of:=[.F8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8</text:p>
          </table:table-cell>
          <table:table-cell table:style-name="ce13" table:number-columns-repeated="3"/>
          <table:table-cell table:style-name="ce14" table:formula="of:=[.C9]-[.B9]-[.D9]" office:value-type="time" office:time-value="PT00H00M00S" calcext:value-type="time">
            <text:p>12:00:00 AM</text:p>
          </table:table-cell>
          <table:table-cell table:style-name="ce16" table:formula="of:=[.E9]*24" office:value-type="float" office:value="0" calcext:value-type="float">
            <text:p>0.0</text:p>
          </table:table-cell>
          <table:table-cell table:style-name="ce18" table:formula="of:=[.F9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9</text:p>
          </table:table-cell>
          <table:table-cell table:style-name="ce13" table:number-columns-repeated="3"/>
          <table:table-cell table:style-name="ce14" table:formula="of:=[.C10]-[.B10]-[.D10]" office:value-type="time" office:time-value="PT00H00M00S" calcext:value-type="time">
            <text:p>12:00:00 AM</text:p>
          </table:table-cell>
          <table:table-cell table:style-name="ce16" table:formula="of:=[.E10]*24" office:value-type="float" office:value="0" calcext:value-type="float">
            <text:p>0.0</text:p>
          </table:table-cell>
          <table:table-cell table:style-name="ce18" table:formula="of:=[.F10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0</text:p>
          </table:table-cell>
          <table:table-cell table:style-name="ce13" table:number-columns-repeated="3"/>
          <table:table-cell table:style-name="ce14" table:formula="of:=[.C11]-[.B11]-[.D11]" office:value-type="time" office:time-value="PT00H00M00S" calcext:value-type="time">
            <text:p>12:00:00 AM</text:p>
          </table:table-cell>
          <table:table-cell table:style-name="ce16" table:formula="of:=[.E11]*24" office:value-type="float" office:value="0" calcext:value-type="float">
            <text:p>0.0</text:p>
          </table:table-cell>
          <table:table-cell table:style-name="ce18" table:formula="of:=[.F11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1</text:p>
          </table:table-cell>
          <table:table-cell table:style-name="ce13" table:number-columns-repeated="3"/>
          <table:table-cell table:style-name="ce14" table:formula="of:=[.C12]-[.B12]-[.D12]" office:value-type="time" office:time-value="PT00H00M00S" calcext:value-type="time">
            <text:p>12:00:00 AM</text:p>
          </table:table-cell>
          <table:table-cell table:style-name="ce16" table:formula="of:=[.E12]*24" office:value-type="float" office:value="0" calcext:value-type="float">
            <text:p>0.0</text:p>
          </table:table-cell>
          <table:table-cell table:style-name="ce18" table:formula="of:=[.F12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2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7:00:00</text:p>
          </table:table-cell>
          <table:table-cell table:style-name="ce13" office:value-type="string" calcext:value-type="string">
            <text:p>00:15:00</text:p>
          </table:table-cell>
          <table:table-cell table:style-name="ce14" table:formula="of:=[.C13]-[.B13]-[.D13]" office:value-type="time" office:time-value="PT08H00M00S" calcext:value-type="time">
            <text:p>08:00:00 AM</text:p>
          </table:table-cell>
          <table:table-cell table:style-name="ce16" table:formula="of:=[.E13]*24" office:value-type="float" office:value="8" calcext:value-type="float">
            <text:p>8.0</text:p>
          </table:table-cell>
          <table:table-cell table:style-name="ce18" table:formula="of:=[.F13]*[.$J$2]" office:value-type="float" office:value="116" calcext:value-type="float">
            <text:p>116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3</text:p>
          </table:table-cell>
          <table:table-cell table:style-name="ce13" table:number-columns-repeated="3"/>
          <table:table-cell table:style-name="ce14" table:formula="of:=[.C14]-[.B14]-[.D14]" office:value-type="time" office:time-value="PT00H00M00S" calcext:value-type="time">
            <text:p>12:00:00 AM</text:p>
          </table:table-cell>
          <table:table-cell table:style-name="ce16" table:formula="of:=[.E14]*24" office:value-type="float" office:value="0" calcext:value-type="float">
            <text:p>0.0</text:p>
          </table:table-cell>
          <table:table-cell table:style-name="ce18" table:formula="of:=[.F14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4</text:p>
          </table:table-cell>
          <table:table-cell table:style-name="ce13" table:number-columns-repeated="3"/>
          <table:table-cell table:style-name="ce14" table:formula="of:=[.C15]-[.B15]-[.D15]" office:value-type="time" office:time-value="PT00H00M00S" calcext:value-type="time">
            <text:p>12:00:00 AM</text:p>
          </table:table-cell>
          <table:table-cell table:style-name="ce16" table:formula="of:=[.E15]*24" office:value-type="float" office:value="0" calcext:value-type="float">
            <text:p>0.0</text:p>
          </table:table-cell>
          <table:table-cell table:style-name="ce18" table:formula="of:=[.F15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5</text:p>
          </table:table-cell>
          <table:table-cell table:style-name="ce13" table:number-columns-repeated="3"/>
          <table:table-cell table:style-name="ce14" table:formula="of:=[.C16]-[.B16]-[.D16]" office:value-type="time" office:time-value="PT00H00M00S" calcext:value-type="time">
            <text:p>12:00:00 AM</text:p>
          </table:table-cell>
          <table:table-cell table:style-name="ce16" table:formula="of:=[.E16]*24" office:value-type="float" office:value="0" calcext:value-type="float">
            <text:p>0.0</text:p>
          </table:table-cell>
          <table:table-cell table:style-name="ce18" table:formula="of:=[.F16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6</text:p>
          </table:table-cell>
          <table:table-cell table:style-name="ce13" table:number-columns-repeated="3"/>
          <table:table-cell table:style-name="ce14" table:formula="of:=[.C17]-[.B17]-[.D17]" office:value-type="time" office:time-value="PT00H00M00S" calcext:value-type="time">
            <text:p>12:00:00 AM</text:p>
          </table:table-cell>
          <table:table-cell table:style-name="ce16" table:formula="of:=[.E17]*24" office:value-type="float" office:value="0" calcext:value-type="float">
            <text:p>0.0</text:p>
          </table:table-cell>
          <table:table-cell table:style-name="ce18" table:formula="of:=[.F17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7</text:p>
          </table:table-cell>
          <table:table-cell table:style-name="ce13" table:number-columns-repeated="3"/>
          <table:table-cell table:style-name="ce14" table:formula="of:=[.C18]-[.B18]-[.D18]" office:value-type="time" office:time-value="PT00H00M00S" calcext:value-type="time">
            <text:p>12:00:00 AM</text:p>
          </table:table-cell>
          <table:table-cell table:style-name="ce16" table:formula="of:=[.E18]*24" office:value-type="float" office:value="0" calcext:value-type="float">
            <text:p>0.0</text:p>
          </table:table-cell>
          <table:table-cell table:style-name="ce18" table:formula="of:=[.F18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8</text:p>
          </table:table-cell>
          <table:table-cell table:style-name="ce13" table:number-columns-repeated="3"/>
          <table:table-cell table:style-name="ce14" table:formula="of:=[.C19]-[.B19]-[.D19]" office:value-type="time" office:time-value="PT00H00M00S" calcext:value-type="time">
            <text:p>12:00:00 AM</text:p>
          </table:table-cell>
          <table:table-cell table:style-name="ce16" table:formula="of:=[.E19]*24" office:value-type="float" office:value="0" calcext:value-type="float">
            <text:p>0.0</text:p>
          </table:table-cell>
          <table:table-cell table:style-name="ce18" table:formula="of:=[.F19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9</text:p>
          </table:table-cell>
          <table:table-cell table:style-name="ce13" table:number-columns-repeated="3"/>
          <table:table-cell table:style-name="ce14" table:formula="of:=[.C20]-[.B20]-[.D20]" office:value-type="time" office:time-value="PT00H00M00S" calcext:value-type="time">
            <text:p>12:00:00 AM</text:p>
          </table:table-cell>
          <table:table-cell table:style-name="ce16" table:formula="of:=[.E20]*24" office:value-type="float" office:value="0" calcext:value-type="float">
            <text:p>0.0</text:p>
          </table:table-cell>
          <table:table-cell table:style-name="ce18" table:formula="of:=[.F20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0</text:p>
          </table:table-cell>
          <table:table-cell table:style-name="ce13" office:value-type="string" calcext:value-type="string">
            <text:p>10:30:00</text:p>
          </table:table-cell>
          <table:table-cell table:style-name="ce13" office:value-type="string" calcext:value-type="string">
            <text:p>16:30:00</text:p>
          </table:table-cell>
          <table:table-cell table:style-name="ce13" office:value-type="string" calcext:value-type="string">
            <text:p>00:15:00</text:p>
          </table:table-cell>
          <table:table-cell table:style-name="ce14" table:formula="of:=[.C21]-[.B21]-[.D21]" office:value-type="time" office:time-value="PT05H45M00S" calcext:value-type="time">
            <text:p>05:45:00 AM</text:p>
          </table:table-cell>
          <table:table-cell table:style-name="ce16" table:formula="of:=[.E21]*24" office:value-type="float" office:value="5.75" calcext:value-type="float">
            <text:p>5.8</text:p>
          </table:table-cell>
          <table:table-cell table:style-name="ce18" table:formula="of:=[.F21]*[.$J$2]" office:value-type="float" office:value="83.375" calcext:value-type="float">
            <text:p>83.4</text:p>
          </table:table-cell>
          <table:table-cell table:number-columns-repeated="3"/>
          <table:table-cell table:style-name="ce3"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2026-02-21</text:p>
          </table:table-cell>
          <table:table-cell table:style-name="ce13" table:number-columns-repeated="3"/>
          <table:table-cell table:style-name="ce14" table:formula="of:=[.C22]-[.B22]-[.D22]" office:value-type="time" office:time-value="PT00H00M00S" calcext:value-type="time">
            <text:p>12:00:00 AM</text:p>
          </table:table-cell>
          <table:table-cell table:style-name="ce16" table:formula="of:=[.E22]*24" office:value-type="float" office:value="0" calcext:value-type="float">
            <text:p>0.0</text:p>
          </table:table-cell>
          <table:table-cell table:style-name="ce18" table:formula="of:=[.F22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2</text:p>
          </table:table-cell>
          <table:table-cell table:style-name="ce13" table:number-columns-repeated="3"/>
          <table:table-cell table:style-name="ce14" table:formula="of:=[.C23]-[.B23]-[.D23]" office:value-type="time" office:time-value="PT00H00M00S" calcext:value-type="time">
            <text:p>12:00:00 AM</text:p>
          </table:table-cell>
          <table:table-cell table:style-name="ce16" table:formula="of:=[.E23]*24" office:value-type="float" office:value="0" calcext:value-type="float">
            <text:p>0.0</text:p>
          </table:table-cell>
          <table:table-cell table:style-name="ce18" table:formula="of:=[.F23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3</text:p>
          </table:table-cell>
          <table:table-cell table:style-name="ce13" office:value-type="string" calcext:value-type="string">
            <text:p>08:00:00</text:p>
          </table:table-cell>
          <table:table-cell table:style-name="ce13" office:value-type="string" calcext:value-type="string">
            <text:p>16:30:00</text:p>
          </table:table-cell>
          <table:table-cell table:style-name="ce13" office:value-type="string" calcext:value-type="string">
            <text:p>00:15:00</text:p>
          </table:table-cell>
          <table:table-cell table:style-name="ce14" table:formula="of:=[.C24]-[.B24]-[.D24]" office:value-type="time" office:time-value="PT08H15M00S" calcext:value-type="time">
            <text:p>08:15:00 AM</text:p>
          </table:table-cell>
          <table:table-cell table:style-name="ce16" table:formula="of:=[.E24]*24" office:value-type="float" office:value="8.25" calcext:value-type="float">
            <text:p>8.3</text:p>
          </table:table-cell>
          <table:table-cell table:style-name="ce18" table:formula="of:=[.F24]*[.$J$2]" office:value-type="float" office:value="119.625" calcext:value-type="float">
            <text:p>119.6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4</text:p>
          </table:table-cell>
          <table:table-cell table:style-name="ce13" table:number-columns-repeated="3"/>
          <table:table-cell table:style-name="ce14" table:formula="of:=[.C25]-[.B25]-[.D25]" office:value-type="time" office:time-value="PT00H00M00S" calcext:value-type="time">
            <text:p>12:00:00 AM</text:p>
          </table:table-cell>
          <table:table-cell table:style-name="ce16" table:formula="of:=[.E25]*24" office:value-type="float" office:value="0" calcext:value-type="float">
            <text:p>0.0</text:p>
          </table:table-cell>
          <table:table-cell table:style-name="ce18" table:formula="of:=[.F25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5</text:p>
          </table:table-cell>
          <table:table-cell table:style-name="ce13" table:number-columns-repeated="3"/>
          <table:table-cell table:style-name="ce14" table:formula="of:=[.C26]-[.B26]-[.D26]" office:value-type="time" office:time-value="PT00H00M00S" calcext:value-type="time">
            <text:p>12:00:00 AM</text:p>
          </table:table-cell>
          <table:table-cell table:style-name="ce16" table:formula="of:=[.E26]*24" office:value-type="float" office:value="0" calcext:value-type="float">
            <text:p>0.0</text:p>
          </table:table-cell>
          <table:table-cell table:style-name="ce18" table:formula="of:=[.F26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6</text:p>
          </table:table-cell>
          <table:table-cell table:style-name="ce13" table:number-columns-repeated="3"/>
          <table:table-cell table:style-name="ce14" table:formula="of:=[.C27]-[.B27]-[.D27]" office:value-type="time" office:time-value="PT00H00M00S" calcext:value-type="time">
            <text:p>12:00:00 AM</text:p>
          </table:table-cell>
          <table:table-cell table:style-name="ce16" table:formula="of:=[.E27]*24" office:value-type="float" office:value="0" calcext:value-type="float">
            <text:p>0.0</text:p>
          </table:table-cell>
          <table:table-cell table:style-name="ce18" table:formula="of:=[.F27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7</text:p>
          </table:table-cell>
          <table:table-cell table:style-name="ce13" table:number-columns-repeated="3"/>
          <table:table-cell table:style-name="ce14" table:formula="of:=[.C28]-[.B28]-[.D28]" office:value-type="time" office:time-value="PT00H00M00S" calcext:value-type="time">
            <text:p>12:00:00 AM</text:p>
          </table:table-cell>
          <table:table-cell table:style-name="ce16" table:formula="of:=[.E28]*24" office:value-type="float" office:value="0" calcext:value-type="float">
            <text:p>0.0</text:p>
          </table:table-cell>
          <table:table-cell table:style-name="ce18" table:formula="of:=[.F28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8</text:p>
          </table:table-cell>
          <table:table-cell table:style-name="ce13" table:number-columns-repeated="3"/>
          <table:table-cell table:style-name="ce14" table:formula="of:=[.C29]-[.B29]-[.D29]" office:value-type="time" office:time-value="PT00H00M00S" calcext:value-type="time">
            <text:p>12:00:00 AM</text:p>
          </table:table-cell>
          <table:table-cell table:style-name="ce16" table:formula="of:=[.E29]*24" office:value-type="float" office:value="0" calcext:value-type="float">
            <text:p>0.0</text:p>
          </table:table-cell>
          <table:table-cell table:style-name="ce18" table:formula="of:=[.F29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9</text:p>
          </table:table-cell>
          <table:table-cell table:style-name="ce13" table:number-columns-repeated="3"/>
          <table:table-cell table:style-name="ce14" table:formula="of:=[.C30]-[.B30]-[.D30]" office:value-type="time" office:time-value="PT00H00M00S" calcext:value-type="time">
            <text:p>12:00:00 AM</text:p>
          </table:table-cell>
          <table:table-cell table:style-name="ce16" table:formula="of:=[.E30]*24" office:value-type="float" office:value="0" calcext:value-type="float">
            <text:p>0.0</text:p>
          </table:table-cell>
          <table:table-cell table:style-name="ce18" table:formula="of:=[.F30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30</text:p>
          </table:table-cell>
          <table:table-cell table:style-name="ce13" table:number-columns-repeated="3"/>
          <table:table-cell table:style-name="ce14" table:formula="of:=[.C31]-[.B31]-[.D31]" office:value-type="time" office:time-value="PT00H00M00S" calcext:value-type="time">
            <text:p>12:00:00 AM</text:p>
          </table:table-cell>
          <table:table-cell table:style-name="ce16" table:formula="of:=[.E31]*24" office:value-type="float" office:value="0" calcext:value-type="float">
            <text:p>0.0</text:p>
          </table:table-cell>
          <table:table-cell table:style-name="ce18" table:formula="of:=[.F31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31</text:p>
          </table:table-cell>
          <table:table-cell table:style-name="ce13" table:number-columns-repeated="3"/>
          <table:table-cell table:style-name="ce14" table:formula="of:=[.C32]-[.B32]-[.D32]" office:value-type="time" office:time-value="PT00H00M00S" calcext:value-type="time">
            <text:p>12:00:00 AM</text:p>
          </table:table-cell>
          <table:table-cell table:style-name="ce16" table:formula="of:=[.E32]*24" office:value-type="float" office:value="0" calcext:value-type="float">
            <text:p>0.0</text:p>
          </table:table-cell>
          <table:table-cell table:style-name="ce18" table:formula="of:=[.F32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Summe</text:p>
          </table:table-cell>
          <table:table-cell table:style-name="ce13"/>
          <table:table-cell table:style-name="ce16"/>
          <table:table-cell table:style-name="ce13"/>
          <table:table-cell table:number-columns-repeated="1017"/>
        </table:table-row>
        <table:table-row table:style-name="ro1">
          <table:table-cell table:style-name="ce13" table:number-columns-repeated="4"/>
          <table:table-cell table:style-name="ce15"/>
          <table:table-cell table:style-name="ce17" table:formula="of:=SUM([.F5:.F33])" office:value-type="float" office:value="47.16666667" calcext:value-type="float">
            <text:p>47.2</text:p>
          </table:table-cell>
          <table:table-cell table:style-name="ce17" table:formula="of:=SUM([.G5:.G32])" office:value-type="float" office:value="683.9166667" calcext:value-type="float">
            <text:p>683.9</text:p>
          </table:table-cell>
          <table:table-cell table:number-columns-repeated="1017"/>
        </table:table-row>
        <table:table-row table:style-name="ro1" table:number-rows-repeated="966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bruar.A1:Februar.G1 Februar.A2:Februar.A32 Februar.A33:Februar.G34 Februar.B2:Februar.F2 Februar.B5:Februar.D32 Februar.E3:Februar.F32">
            <calcext:condition calcext:apply-style-name="ConditionalStyle_6" calcext:value="formula-is(WEEKDAY([.$A1];2)&gt;=7)" calcext:base-cell-address="Februar.A1"/>
          </calcext:conditional-format>
        </calcext:conditional-formats>
      </table:table>
      <table:table table:name="Marz" table:style-name="ta3"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Beginn</text:p>
          </table:table-cell>
          <table:table-cell table:style-name="ce19" office:value-type="string" calcext:value-type="string">
            <text:p>Ende</text:p>
          </table:table-cell>
          <table:table-cell table:style-name="ce19" office:value-type="string" calcext:value-type="string">
            <text:p>Pause</text:p>
          </table:table-cell>
          <table:table-cell table:style-name="ce19" office:value-type="string" calcext:value-type="string">
            <text:p>Stunden</text:p>
          </table:table-cell>
          <table:table-cell table:style-name="ce19" office:value-type="string" calcext:value-type="string">
            <text:p>Stunden Decimal</text:p>
          </table:table-cell>
          <table:table-cell table:style-name="ce19" office:value-type="string" calcext:value-type="string">
            <text:p>Verdienst</text:p>
          </table:table-cell>
          <table:table-cell table:style-name="ce27" office:value-type="string" calcext:value-type="string">
            <text:p>Notiz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2026-03-01</text:p>
          </table:table-cell>
          <table:table-cell table:style-name="ce21" table:content-validation-name="val3" table:number-columns-repeated="3"/>
          <table:table-cell table:style-name="ce21" table:content-validation-name="val3" table:formula="of:=([.C2]-[.B2]-[.D2])" office:value-type="time" office:time-value="PT00H00M00S" calcext:value-type="time">
            <text:p>00:00:00</text:p>
          </table:table-cell>
          <table:table-cell table:style-name="ce25" table:content-validation-name="val4" table:formula="of:=[.E2]*24" office:value-type="float" office:value="0" calcext:value-type="float">
            <text:p>0.0</text:p>
          </table:table-cell>
          <table:table-cell table:style-name="ce18" table:content-validation-name="val4" table:formula="of:=[.F2]*[.$K$2]" office:value-type="float" office:value="0" calcext:value-type="float">
            <text:p>0.0</text:p>
          </table:table-cell>
          <table:table-cell table:number-columns-repeated="2"/>
          <table:table-cell table:style-name="ce3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2026-03-02</text:p>
          </table:table-cell>
          <table:table-cell table:style-name="ce22" table:content-validation-name="val3" office:value-type="time" office:time-value="PT04H00M00S" calcext:value-type="time">
            <text:p>04:00:00</text:p>
          </table:table-cell>
          <table:table-cell table:style-name="ce22" table:content-validation-name="val3" office:value-type="time" office:time-value="PT05H00M00S" calcext:value-type="time">
            <text:p>05:00:00</text:p>
          </table:table-cell>
          <table:table-cell table:style-name="ce22" table:content-validation-name="val3" office:value-type="time" office:time-value="PT00H10M00S" calcext:value-type="time">
            <text:p>00:10:00</text:p>
          </table:table-cell>
          <table:table-cell table:style-name="ce21" table:content-validation-name="val3" table:formula="of:=[.C3]-[.B3]-[.D3]" office:value-type="time" office:time-value="PT00H50M00S" calcext:value-type="time">
            <text:p>00:50:00</text:p>
          </table:table-cell>
          <table:table-cell table:style-name="ce25" table:content-validation-name="val4" table:formula="of:=[.E3]*24" office:value-type="float" office:value="0.833333333333333" calcext:value-type="float">
            <text:p>0.8</text:p>
          </table:table-cell>
          <table:table-cell table:style-name="ce18" table:content-validation-name="val4" table:formula="of:=[.F3]*[.$K$2]" office:value-type="float" office:value="12.0833333333333" calcext:value-type="float">
            <text:p>12.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03</text:p>
          </table:table-cell>
          <table:table-cell table:style-name="ce22" table:content-validation-name="val3" table:number-columns-repeated="3"/>
          <table:table-cell table:style-name="ce21" table:content-validation-name="val3" table:formula="of:=[.C4]-[.B4]-[.D4]" office:value-type="time" office:time-value="PT00H00M00S" calcext:value-type="time">
            <text:p>00:00:00</text:p>
          </table:table-cell>
          <table:table-cell table:style-name="ce25" table:content-validation-name="val4" table:formula="of:=[.E4]*24" office:value-type="float" office:value="0" calcext:value-type="float">
            <text:p>0.0</text:p>
          </table:table-cell>
          <table:table-cell table:style-name="ce18" table:content-validation-name="val4" table:formula="of:=[.F4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04</text:p>
          </table:table-cell>
          <table:table-cell table:style-name="ce21" table:content-validation-name="val3" table:number-columns-repeated="3"/>
          <table:table-cell table:style-name="ce21" table:content-validation-name="val3" table:formula="of:=[.C5]-[.B5]-[.D5]" office:value-type="time" office:time-value="PT00H00M00S" calcext:value-type="time">
            <text:p>00:00:00</text:p>
          </table:table-cell>
          <table:table-cell table:style-name="ce25" table:content-validation-name="val4" table:formula="of:=[.E5]*24" office:value-type="float" office:value="0" calcext:value-type="float">
            <text:p>0.0</text:p>
          </table:table-cell>
          <table:table-cell table:style-name="ce18" table:content-validation-name="val4" table:formula="of:=[.F5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05</text:p>
          </table:table-cell>
          <table:table-cell table:style-name="ce21" table:content-validation-name="val3" table:number-columns-repeated="3"/>
          <table:table-cell table:style-name="ce21" table:content-validation-name="val3" table:formula="of:=[.C6]-[.B6]-[.D6]" office:value-type="time" office:time-value="PT00H00M00S" calcext:value-type="time">
            <text:p>00:00:00</text:p>
          </table:table-cell>
          <table:table-cell table:style-name="ce25" table:content-validation-name="val4" table:formula="of:=[.E6]*24" office:value-type="float" office:value="0" calcext:value-type="float">
            <text:p>0.0</text:p>
          </table:table-cell>
          <table:table-cell table:style-name="ce18" table:content-validation-name="val4" table:formula="of:=[.F6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06</text:p>
          </table:table-cell>
          <table:table-cell table:style-name="ce21" table:content-validation-name="val3" table:number-columns-repeated="3"/>
          <table:table-cell table:style-name="ce21" table:content-validation-name="val3" table:formula="of:=[.C7]-[.B7]-[.D7]" office:value-type="time" office:time-value="PT00H00M00S" calcext:value-type="time">
            <text:p>00:00:00</text:p>
          </table:table-cell>
          <table:table-cell table:style-name="ce25" table:content-validation-name="val4" table:formula="of:=[.E7]*24" office:value-type="float" office:value="0" calcext:value-type="float">
            <text:p>0.0</text:p>
          </table:table-cell>
          <table:table-cell table:style-name="ce18" table:content-validation-name="val4" table:formula="of:=[.F7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07</text:p>
          </table:table-cell>
          <table:table-cell table:style-name="ce21" table:content-validation-name="val3" table:number-columns-repeated="3"/>
          <table:table-cell table:style-name="ce21" table:content-validation-name="val3" table:formula="of:=[.C8]-[.B8]-[.D8]" office:value-type="time" office:time-value="PT00H00M00S" calcext:value-type="time">
            <text:p>00:00:00</text:p>
          </table:table-cell>
          <table:table-cell table:style-name="ce25" table:content-validation-name="val4" table:formula="of:=[.E8]*24" office:value-type="float" office:value="0" calcext:value-type="float">
            <text:p>0.0</text:p>
          </table:table-cell>
          <table:table-cell table:style-name="ce18" table:content-validation-name="val4" table:formula="of:=[.F8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08</text:p>
          </table:table-cell>
          <table:table-cell table:style-name="ce21" table:content-validation-name="val3" table:number-columns-repeated="3"/>
          <table:table-cell table:style-name="ce21" table:content-validation-name="val3" table:formula="of:=[.C9]-[.B9]-[.D9]" office:value-type="time" office:time-value="PT00H00M00S" calcext:value-type="time">
            <text:p>00:00:00</text:p>
          </table:table-cell>
          <table:table-cell table:style-name="ce25" table:content-validation-name="val4" table:formula="of:=[.E9]*24" office:value-type="float" office:value="0" calcext:value-type="float">
            <text:p>0.0</text:p>
          </table:table-cell>
          <table:table-cell table:style-name="ce18" table:content-validation-name="val4" table:formula="of:=[.F9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09</text:p>
          </table:table-cell>
          <table:table-cell table:style-name="ce21" table:content-validation-name="val3" table:number-columns-repeated="3"/>
          <table:table-cell table:style-name="ce21" table:content-validation-name="val3" table:formula="of:=[.C10]-[.B10]-[.D10]" office:value-type="time" office:time-value="PT00H00M00S" calcext:value-type="time">
            <text:p>00:00:00</text:p>
          </table:table-cell>
          <table:table-cell table:style-name="ce25" table:content-validation-name="val4" table:formula="of:=[.E10]*24" office:value-type="float" office:value="0" calcext:value-type="float">
            <text:p>0.0</text:p>
          </table:table-cell>
          <table:table-cell table:style-name="ce18" table:content-validation-name="val4" table:formula="of:=[.F10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0</text:p>
          </table:table-cell>
          <table:table-cell table:style-name="ce21" table:content-validation-name="val3" table:number-columns-repeated="3"/>
          <table:table-cell table:style-name="ce21" table:content-validation-name="val3" table:formula="of:=[.C11]-[.B11]-[.D11]" office:value-type="time" office:time-value="PT00H00M00S" calcext:value-type="time">
            <text:p>00:00:00</text:p>
          </table:table-cell>
          <table:table-cell table:style-name="ce25" table:content-validation-name="val4" table:formula="of:=[.E11]*24" office:value-type="float" office:value="0" calcext:value-type="float">
            <text:p>0.0</text:p>
          </table:table-cell>
          <table:table-cell table:style-name="ce18" table:content-validation-name="val4" table:formula="of:=[.F11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1</text:p>
          </table:table-cell>
          <table:table-cell table:style-name="ce21" table:content-validation-name="val3" table:number-columns-repeated="3"/>
          <table:table-cell table:style-name="ce21" table:content-validation-name="val3" table:formula="of:=[.C12]-[.B12]-[.D12]" office:value-type="time" office:time-value="PT00H00M00S" calcext:value-type="time">
            <text:p>00:00:00</text:p>
          </table:table-cell>
          <table:table-cell table:style-name="ce25" table:content-validation-name="val4" table:formula="of:=[.E12]*24" office:value-type="float" office:value="0" calcext:value-type="float">
            <text:p>0.0</text:p>
          </table:table-cell>
          <table:table-cell table:style-name="ce18" table:content-validation-name="val4" table:formula="of:=[.F12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2</text:p>
          </table:table-cell>
          <table:table-cell table:style-name="ce21" table:content-validation-name="val3" table:number-columns-repeated="3"/>
          <table:table-cell table:style-name="ce21" table:content-validation-name="val3" table:formula="of:=[.C13]-[.B13]-[.D13]" office:value-type="time" office:time-value="PT00H00M00S" calcext:value-type="time">
            <text:p>00:00:00</text:p>
          </table:table-cell>
          <table:table-cell table:style-name="ce25" table:content-validation-name="val4" table:formula="of:=[.E13]*24" office:value-type="float" office:value="0" calcext:value-type="float">
            <text:p>0.0</text:p>
          </table:table-cell>
          <table:table-cell table:style-name="ce18" table:content-validation-name="val4" table:formula="of:=[.F13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3</text:p>
          </table:table-cell>
          <table:table-cell table:style-name="ce21" table:content-validation-name="val3" table:number-columns-repeated="3"/>
          <table:table-cell table:style-name="ce21" table:content-validation-name="val3" table:formula="of:=[.C14]-[.B14]-[.D14]" office:value-type="time" office:time-value="PT00H00M00S" calcext:value-type="time">
            <text:p>00:00:00</text:p>
          </table:table-cell>
          <table:table-cell table:style-name="ce25" table:content-validation-name="val4" table:formula="of:=[.E14]*24" office:value-type="float" office:value="0" calcext:value-type="float">
            <text:p>0.0</text:p>
          </table:table-cell>
          <table:table-cell table:style-name="ce18" table:content-validation-name="val4" table:formula="of:=[.F14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4</text:p>
          </table:table-cell>
          <table:table-cell table:style-name="ce21" table:content-validation-name="val3" table:number-columns-repeated="3"/>
          <table:table-cell table:style-name="ce21" table:content-validation-name="val3" table:formula="of:=[.C15]-[.B15]-[.D15]" office:value-type="time" office:time-value="PT00H00M00S" calcext:value-type="time">
            <text:p>00:00:00</text:p>
          </table:table-cell>
          <table:table-cell table:style-name="ce25" table:content-validation-name="val4" table:formula="of:=[.E15]*24" office:value-type="float" office:value="0" calcext:value-type="float">
            <text:p>0.0</text:p>
          </table:table-cell>
          <table:table-cell table:style-name="ce18" table:content-validation-name="val4" table:formula="of:=[.F15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5</text:p>
          </table:table-cell>
          <table:table-cell table:style-name="ce21" table:content-validation-name="val3" table:number-columns-repeated="3"/>
          <table:table-cell table:style-name="ce21" table:content-validation-name="val3" table:formula="of:=[.C16]-[.B16]-[.D16]" office:value-type="time" office:time-value="PT00H00M00S" calcext:value-type="time">
            <text:p>00:00:00</text:p>
          </table:table-cell>
          <table:table-cell table:style-name="ce25" table:content-validation-name="val4" table:formula="of:=[.E16]*24" office:value-type="float" office:value="0" calcext:value-type="float">
            <text:p>0.0</text:p>
          </table:table-cell>
          <table:table-cell table:style-name="ce18" table:content-validation-name="val4" table:formula="of:=[.F16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6</text:p>
          </table:table-cell>
          <table:table-cell table:style-name="ce21" table:content-validation-name="val3" table:number-columns-repeated="3"/>
          <table:table-cell table:style-name="ce21" table:content-validation-name="val3" table:formula="of:=[.C17]-[.B17]-[.D17]" office:value-type="time" office:time-value="PT00H00M00S" calcext:value-type="time">
            <text:p>00:00:00</text:p>
          </table:table-cell>
          <table:table-cell table:style-name="ce25" table:content-validation-name="val4" table:formula="of:=[.E17]*24" office:value-type="float" office:value="0" calcext:value-type="float">
            <text:p>0.0</text:p>
          </table:table-cell>
          <table:table-cell table:style-name="ce18" table:content-validation-name="val4" table:formula="of:=[.F17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7</text:p>
          </table:table-cell>
          <table:table-cell table:style-name="ce21" table:content-validation-name="val3" table:number-columns-repeated="3"/>
          <table:table-cell table:style-name="ce21" table:content-validation-name="val3" table:formula="of:=[.C18]-[.B18]-[.D18]" office:value-type="time" office:time-value="PT00H00M00S" calcext:value-type="time">
            <text:p>00:00:00</text:p>
          </table:table-cell>
          <table:table-cell table:style-name="ce25" table:content-validation-name="val4" table:formula="of:=[.E18]*24" office:value-type="float" office:value="0" calcext:value-type="float">
            <text:p>0.0</text:p>
          </table:table-cell>
          <table:table-cell table:style-name="ce18" table:content-validation-name="val4" table:formula="of:=[.F18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8</text:p>
          </table:table-cell>
          <table:table-cell table:style-name="ce21" table:content-validation-name="val3" table:number-columns-repeated="3"/>
          <table:table-cell table:style-name="ce21" table:content-validation-name="val3" table:formula="of:=[.C19]-[.B19]-[.D19]" office:value-type="time" office:time-value="PT00H00M00S" calcext:value-type="time">
            <text:p>00:00:00</text:p>
          </table:table-cell>
          <table:table-cell table:style-name="ce25" table:content-validation-name="val4" table:formula="of:=[.E19]*24" office:value-type="float" office:value="0" calcext:value-type="float">
            <text:p>0.0</text:p>
          </table:table-cell>
          <table:table-cell table:style-name="ce18" table:content-validation-name="val4" table:formula="of:=[.F19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19</text:p>
          </table:table-cell>
          <table:table-cell table:style-name="ce21" table:content-validation-name="val3" table:number-columns-repeated="3"/>
          <table:table-cell table:style-name="ce21" table:content-validation-name="val3" table:formula="of:=[.C20]-[.B20]-[.D20]" office:value-type="time" office:time-value="PT00H00M00S" calcext:value-type="time">
            <text:p>00:00:00</text:p>
          </table:table-cell>
          <table:table-cell table:style-name="ce25" table:content-validation-name="val4" table:formula="of:=[.E20]*24" office:value-type="float" office:value="0" calcext:value-type="float">
            <text:p>0.0</text:p>
          </table:table-cell>
          <table:table-cell table:style-name="ce18" table:content-validation-name="val4" table:formula="of:=[.F20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0</text:p>
          </table:table-cell>
          <table:table-cell table:style-name="ce21" table:content-validation-name="val3" table:number-columns-repeated="3"/>
          <table:table-cell table:style-name="ce21" table:content-validation-name="val3" table:formula="of:=[.C21]-[.B21]-[.D21]" office:value-type="time" office:time-value="PT00H00M00S" calcext:value-type="time">
            <text:p>00:00:00</text:p>
          </table:table-cell>
          <table:table-cell table:style-name="ce25" table:content-validation-name="val4" table:formula="of:=[.E21]*24" office:value-type="float" office:value="0" calcext:value-type="float">
            <text:p>0.0</text:p>
          </table:table-cell>
          <table:table-cell table:style-name="ce18" table:content-validation-name="val4" table:formula="of:=[.F21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1</text:p>
          </table:table-cell>
          <table:table-cell table:style-name="ce21" table:content-validation-name="val3" table:number-columns-repeated="3"/>
          <table:table-cell table:style-name="ce21" table:content-validation-name="val3" table:formula="of:=[.C22]-[.B22]-[.D22]" office:value-type="time" office:time-value="PT00H00M00S" calcext:value-type="time">
            <text:p>00:00:00</text:p>
          </table:table-cell>
          <table:table-cell table:style-name="ce25" table:content-validation-name="val4" table:formula="of:=[.E22]*24" office:value-type="float" office:value="0" calcext:value-type="float">
            <text:p>0.0</text:p>
          </table:table-cell>
          <table:table-cell table:style-name="ce18" table:content-validation-name="val4" table:formula="of:=[.F22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2</text:p>
          </table:table-cell>
          <table:table-cell table:style-name="ce21" table:content-validation-name="val3" table:number-columns-repeated="3"/>
          <table:table-cell table:style-name="ce21" table:content-validation-name="val3" table:formula="of:=[.C23]-[.B23]-[.D23]" office:value-type="time" office:time-value="PT00H00M00S" calcext:value-type="time">
            <text:p>00:00:00</text:p>
          </table:table-cell>
          <table:table-cell table:style-name="ce25" table:content-validation-name="val4" table:formula="of:=[.E23]*24" office:value-type="float" office:value="0" calcext:value-type="float">
            <text:p>0.0</text:p>
          </table:table-cell>
          <table:table-cell table:style-name="ce18" table:content-validation-name="val4" table:formula="of:=[.F23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3</text:p>
          </table:table-cell>
          <table:table-cell table:style-name="ce21" table:content-validation-name="val3" table:number-columns-repeated="3"/>
          <table:table-cell table:style-name="ce21" table:content-validation-name="val3" table:formula="of:=[.C24]-[.B24]-[.D24]" office:value-type="time" office:time-value="PT00H00M00S" calcext:value-type="time">
            <text:p>00:00:00</text:p>
          </table:table-cell>
          <table:table-cell table:style-name="ce25" table:content-validation-name="val4" table:formula="of:=[.E24]*24" office:value-type="float" office:value="0" calcext:value-type="float">
            <text:p>0.0</text:p>
          </table:table-cell>
          <table:table-cell table:style-name="ce18" table:content-validation-name="val4" table:formula="of:=[.F24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4</text:p>
          </table:table-cell>
          <table:table-cell table:style-name="ce21" table:content-validation-name="val3" table:number-columns-repeated="3"/>
          <table:table-cell table:style-name="ce21" table:content-validation-name="val3" table:formula="of:=[.C25]-[.B25]-[.D25]" office:value-type="time" office:time-value="PT00H00M00S" calcext:value-type="time">
            <text:p>00:00:00</text:p>
          </table:table-cell>
          <table:table-cell table:style-name="ce25" table:content-validation-name="val4" table:formula="of:=[.E25]*24" office:value-type="float" office:value="0" calcext:value-type="float">
            <text:p>0.0</text:p>
          </table:table-cell>
          <table:table-cell table:style-name="ce18" table:content-validation-name="val4" table:formula="of:=[.F25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5</text:p>
          </table:table-cell>
          <table:table-cell table:style-name="ce21" table:content-validation-name="val3" table:number-columns-repeated="3"/>
          <table:table-cell table:style-name="ce21" table:content-validation-name="val3" table:formula="of:=[.C26]-[.B26]-[.D26]" office:value-type="time" office:time-value="PT00H00M00S" calcext:value-type="time">
            <text:p>00:00:00</text:p>
          </table:table-cell>
          <table:table-cell table:style-name="ce25" table:content-validation-name="val4" table:formula="of:=[.E26]*24" office:value-type="float" office:value="0" calcext:value-type="float">
            <text:p>0.0</text:p>
          </table:table-cell>
          <table:table-cell table:style-name="ce18" table:content-validation-name="val4" table:formula="of:=[.F26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6</text:p>
          </table:table-cell>
          <table:table-cell table:style-name="ce21" table:content-validation-name="val3" table:number-columns-repeated="3"/>
          <table:table-cell table:style-name="ce21" table:content-validation-name="val3" table:formula="of:=[.C27]-[.B27]-[.D27]" office:value-type="time" office:time-value="PT00H00M00S" calcext:value-type="time">
            <text:p>00:00:00</text:p>
          </table:table-cell>
          <table:table-cell table:style-name="ce25" table:content-validation-name="val4" table:formula="of:=[.E27]*24" office:value-type="float" office:value="0" calcext:value-type="float">
            <text:p>0.0</text:p>
          </table:table-cell>
          <table:table-cell table:style-name="ce18" table:content-validation-name="val4" table:formula="of:=[.F27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7</text:p>
          </table:table-cell>
          <table:table-cell table:style-name="ce21" table:content-validation-name="val3" table:number-columns-repeated="3"/>
          <table:table-cell table:style-name="ce21" table:content-validation-name="val3" table:formula="of:=[.C28]-[.B28]-[.D28]" office:value-type="time" office:time-value="PT00H00M00S" calcext:value-type="time">
            <text:p>00:00:00</text:p>
          </table:table-cell>
          <table:table-cell table:style-name="ce25" table:content-validation-name="val4" table:formula="of:=[.E28]*24" office:value-type="float" office:value="0" calcext:value-type="float">
            <text:p>0.0</text:p>
          </table:table-cell>
          <table:table-cell table:style-name="ce18" table:content-validation-name="val4" table:formula="of:=[.F28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8</text:p>
          </table:table-cell>
          <table:table-cell table:style-name="ce21" table:content-validation-name="val3" table:number-columns-repeated="3"/>
          <table:table-cell table:style-name="ce21" table:content-validation-name="val3" table:formula="of:=[.C29]-[.B29]-[.D29]" office:value-type="time" office:time-value="PT00H00M00S" calcext:value-type="time">
            <text:p>00:00:00</text:p>
          </table:table-cell>
          <table:table-cell table:style-name="ce25" table:content-validation-name="val4" table:formula="of:=[.E29]*24" office:value-type="float" office:value="0" calcext:value-type="float">
            <text:p>0.0</text:p>
          </table:table-cell>
          <table:table-cell table:style-name="ce18" table:content-validation-name="val4" table:formula="of:=[.F29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29</text:p>
          </table:table-cell>
          <table:table-cell table:style-name="ce21" table:content-validation-name="val3" table:number-columns-repeated="3"/>
          <table:table-cell table:style-name="ce21" table:content-validation-name="val3" table:formula="of:=[.C30]-[.B30]-[.D30]" office:value-type="time" office:time-value="PT00H00M00S" calcext:value-type="time">
            <text:p>00:00:00</text:p>
          </table:table-cell>
          <table:table-cell table:style-name="ce25" table:content-validation-name="val4" table:formula="of:=[.E30]*24" office:value-type="float" office:value="0" calcext:value-type="float">
            <text:p>0.0</text:p>
          </table:table-cell>
          <table:table-cell table:style-name="ce18" table:content-validation-name="val4" table:formula="of:=[.F30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30</text:p>
          </table:table-cell>
          <table:table-cell table:style-name="ce21" table:content-validation-name="val3" table:number-columns-repeated="3"/>
          <table:table-cell table:style-name="ce21" table:content-validation-name="val3" table:formula="of:=[.C31]-[.B31]-[.D31]" office:value-type="time" office:time-value="PT00H00M00S" calcext:value-type="time">
            <text:p>00:00:00</text:p>
          </table:table-cell>
          <table:table-cell table:style-name="ce25" table:content-validation-name="val4" table:formula="of:=[.E31]*24" office:value-type="float" office:value="0" calcext:value-type="float">
            <text:p>0.0</text:p>
          </table:table-cell>
          <table:table-cell table:style-name="ce18" table:content-validation-name="val4" table:formula="of:=[.F31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2026-03-31</text:p>
          </table:table-cell>
          <table:table-cell table:style-name="ce21" table:content-validation-name="val3" table:number-columns-repeated="3"/>
          <table:table-cell table:style-name="ce21" table:content-validation-name="val3" table:formula="of:=[.C32]-[.B32]-[.D32]" office:value-type="time" office:time-value="PT00H00M00S" calcext:value-type="time">
            <text:p>00:00:00</text:p>
          </table:table-cell>
          <table:table-cell table:style-name="ce25" table:content-validation-name="val4" table:formula="of:=[.E32]*24" office:value-type="float" office:value="0" calcext:value-type="float">
            <text:p>0.0</text:p>
          </table:table-cell>
          <table:table-cell table:style-name="ce18" table:content-validation-name="val4" table:formula="of:=[.F32]*[.$K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1" table:content-validation-name="val3" table:number-columns-repeated="2"/>
          <table:table-cell table:style-name="ce23" table:content-validation-name="val3" office:value-type="string" calcext:value-type="string">
            <text:p>Summe</text:p>
          </table:table-cell>
          <table:table-cell table:style-name="ce21" table:content-validation-name="val3"/>
          <table:table-cell table:style-name="ce25" table:content-validation-name="val4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 table:content-validation-name="val3" table:number-columns-repeated="3"/>
          <table:table-cell table:style-name="ce24" table:content-validation-name="val3"/>
          <table:table-cell table:style-name="ce26" table:content-validation-name="val4" table:formula="of:=SUM([.F5:.F33])" office:value-type="float" office:value="0" calcext:value-type="float">
            <text:p>0.0</text:p>
          </table:table-cell>
          <table:table-cell table:style-name="ce26" table:content-validation-name="val4" table:formula="of:=SUM([.G5:.G32])" office:value-type="float" office:value="0" calcext:value-type="float">
            <text:p>0.0</text:p>
          </table:table-cell>
          <table:table-cell table:number-columns-repeated="1017"/>
        </table:table-row>
        <table:table-row table:style-name="ro1" table:number-rows-repeated="966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rz.A1:Marz.G1 Marz.A2:Marz.A32 Marz.A33:Marz.G34 Marz.B2:Marz.F2 Marz.B5:Marz.D32 Marz.E3:Marz.F32">
            <calcext:condition calcext:apply-style-name="ConditionalStyle_6" calcext:value="formula-is(WEEKDAY([.$A1];2)&gt;=7)" calcext:base-cell-address="Marz.A1"/>
          </calcext:conditional-format>
        </calcext:conditional-formats>
      </table:table>
      <table:named-expressions/>
      <table:database-ranges>
        <table:database-range table:name="Tabelle1" table:target-range-address="Marz.A1:Marz.H34"/>
        <table:database-range table:name="Tabelle2" table:target-range-address="Januar.A1:Januar.G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ffff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nuar" style:display-name="PageStyle_Januar" style:page-layout-name="Mpm3">
      <style:header>
        <text:p><text:span text:style-name="MT1"><text:sheet-name>???</text:sheet-name></text:span><text:span text:style-name="MT1">mp;C</text:span><text:span text:style-name="MT1"><text:sheet-name>???</text:sheet-name></text:span><text:span text:style-name="MT1">mp;uot;Times New Roman,Standarduot;</text:span><text:span text:style-name="MT1"><text:sheet-name>???</text:sheet-name></text:span><text:span text:style-name="MT1">mp;12</text:span><text:span text:style-name="MT1"><text:sheet-name>???</text:sheet-name></text:span><text:span text:style-name="MT1">mp;A</text:span></text:p>
      </style:header>
      <style:header-left style:display="false"/>
      <style:footer>
        <text:p><text:span text:style-name="MT1"><text:sheet-name>???</text:sheet-name></text:span><text:span text:style-name="MT1">mp;C</text:span><text:span text:style-name="MT1"><text:sheet-name>???</text:sheet-name></text:span><text:span text:style-name="MT1">mp;uot;Times New Roman,Standarduot;</text:span><text:span text:style-name="MT1"><text:sheet-name>???</text:sheet-name></text:span><text:span text:style-name="MT1">mp;12Seite </text:span><text:span text:style-name="MT1"><text:sheet-name>???</text:sheet-name></text:span><text:span text:style-name="MT1">mp;P</text:span></text:p>
      </style:footer>
      <style:footer-left style:display="false"/>
    </style:master-page>
    <style:master-page style:name="PageStyle_5f_Februar" style:display-name="PageStyle_Febru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Marz" style:display-name="PageStyle_Marz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51" meta:object-count="0"/>
    <meta:generator>LibreOfficeDev/6.0.5.2$Linux_X86_64 LibreOffice_project/</meta:generator>
  </office:meta>
</office:document-meta>
</file>